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644126"/>
    </style:style>
    <style:style style:name="P2" style:family="paragraph" style:parent-style-name="Standard" style:list-style-name="L1">
      <style:text-properties officeooo:paragraph-rsid="0068dcbe"/>
    </style:style>
    <style:style style:name="P3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613b14" officeooo:paragraph-rsid="00613b1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613b14" officeooo:paragraph-rsid="00613b14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44126" officeooo:paragraph-rsid="00644126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44126" officeooo:paragraph-rsid="0066ac2a" style:font-size-asian="12pt" style:font-weight-asian="normal" style:font-size-complex="12pt" style:font-weight-complex="normal"/>
    </style:style>
    <style:style style:name="P7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644126" officeooo:paragraph-rsid="00644126" style:font-size-asian="12pt" style:font-weight-asian="normal" style:font-size-complex="12pt" style:font-weight-complex="normal"/>
    </style:style>
    <style:style style:name="P8" style:family="paragraph" style:parent-style-name="Standard" style:list-style-name="L10">
      <style:text-properties style:text-line-through-style="none" style:text-line-through-type="none" style:font-name="DejaVu Sans Condensed" fo:font-size="12pt" fo:font-weight="normal" officeooo:rsid="00644126" officeooo:paragraph-rsid="00644126" style:font-size-asian="12pt" style:font-weight-asian="normal" style:font-size-complex="12pt" style:font-weight-complex="normal"/>
    </style:style>
    <style:style style:name="P9" style:family="paragraph" style:parent-style-name="Standard" style:list-style-name="L11">
      <style:text-properties style:text-line-through-style="none" style:text-line-through-type="none" style:font-name="DejaVu Sans Condensed" fo:font-size="12pt" fo:font-weight="normal" officeooo:rsid="00644126" officeooo:paragraph-rsid="00644126" style:font-size-asian="12pt" style:font-weight-asian="normal" style:font-size-complex="12pt" style:font-weight-complex="normal"/>
    </style:style>
    <style:style style:name="P10" style:family="paragraph" style:parent-style-name="Standard" style:list-style-name="L14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11" style:family="paragraph" style:parent-style-name="Standard" style:list-style-name="L17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12" style:family="paragraph" style:parent-style-name="Standard" style:list-style-name="L23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4f194" officeooo:paragraph-rsid="0064f19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4f194" officeooo:paragraph-rsid="0064f19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4f194" officeooo:paragraph-rsid="00667e51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64f194" style:font-size-asian="12pt" style:font-weight-asian="normal" style:font-size-complex="12pt" style:font-weight-complex="normal"/>
    </style:style>
    <style:style style:name="P17" style:family="paragraph" style:parent-style-name="Standard" style:list-style-name="L18">
      <style:text-properties style:text-line-through-style="none" style:text-line-through-type="none" style:font-name="DejaVu Sans Condensed" fo:font-size="12pt" fo:font-weight="normal" officeooo:rsid="0064f194" officeooo:paragraph-rsid="0068dcbe" style:font-size-asian="12pt" style:font-weight-asian="normal" style:font-size-complex="12pt" style:font-weight-complex="normal"/>
    </style:style>
    <style:style style:name="P18" style:family="paragraph" style:parent-style-name="Standard" style:list-style-name="L14">
      <style:text-properties style:text-line-through-style="none" style:text-line-through-type="none" style:font-name="DejaVu Sans Condensed" fo:font-size="12pt" fo:font-weight="normal" officeooo:rsid="0064f194" officeooo:paragraph-rsid="0068dcb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68dcbe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61f67a" officeooo:paragraph-rsid="0061f67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line-through-style="none" style:text-line-through-type="none" style:font-name="DejaVu Sans Condensed" fo:font-size="12pt" fo:font-weight="normal" officeooo:rsid="0061f67a" officeooo:paragraph-rsid="0061f67a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667e51" officeooo:paragraph-rsid="00667e51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667e51" officeooo:paragraph-rsid="0068dcbe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67e51" officeooo:paragraph-rsid="00667e5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67e51" officeooo:paragraph-rsid="00667e51" style:font-size-asian="12pt" style:font-weight-asian="normal" style:font-size-complex="12pt" style:font-weight-complex="normal"/>
    </style:style>
    <style:style style:name="P26" style:family="paragraph" style:parent-style-name="Standard" style:list-style-name="L14">
      <style:text-properties style:text-line-through-style="none" style:text-line-through-type="none" style:font-name="DejaVu Sans Condensed" fo:font-size="12pt" fo:font-weight="normal" officeooo:rsid="00667e51" officeooo:paragraph-rsid="0068dcb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66ac2a" officeooo:paragraph-rsid="0066ac2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text-line-through-style="none" style:text-line-through-type="none" style:font-name="DejaVu Sans Condensed" fo:font-size="12pt" fo:font-weight="normal" officeooo:rsid="00612d0a" officeooo:paragraph-rsid="00612d0a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text-line-through-style="none" style:text-line-through-type="none" style:font-name="DejaVu Sans Condensed" fo:font-size="12pt" fo:font-weight="normal" officeooo:rsid="00612d0a" officeooo:paragraph-rsid="0068dcbe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4f194" officeooo:paragraph-rsid="0064f194" style:font-size-asian="12pt" style:font-weight-asian="bold" style:font-size-complex="12pt" style:font-weight-complex="bold"/>
    </style:style>
    <style:style style:name="P31" style:family="paragraph" style:parent-style-name="Standard" style:list-style-name="L14">
      <style:text-properties style:text-line-through-style="none" style:text-line-through-type="none" style:font-name="DejaVu Sans Condensed" fo:font-size="12pt" fo:font-weight="bold" officeooo:rsid="0064f194" officeooo:paragraph-rsid="0068dcbe" style:font-size-asian="12pt" style:font-weight-asian="bold" style:font-size-complex="12pt" style:font-weight-complex="bold"/>
    </style:style>
    <style:style style:name="P32" style:family="paragraph" style:parent-style-name="Standard">
      <style:text-properties style:text-line-through-style="none" style:text-line-through-type="none" style:font-name="DejaVu Sans Condensed" fo:font-size="12pt" fo:font-weight="bold" officeooo:rsid="0064f194" officeooo:paragraph-rsid="0064f194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67e51" officeooo:paragraph-rsid="00667e51" style:font-size-asian="12pt" style:font-weight-asian="bold" style:font-size-complex="12pt" style:font-weight-complex="bold"/>
    </style:style>
    <style:style style:name="P34" style:family="paragraph" style:parent-style-name="Standard" style:list-style-name="L14">
      <style:text-properties style:text-line-through-style="none" style:text-line-through-type="none" style:font-name="DejaVu Sans Condensed" fo:font-size="12pt" fo:font-weight="bold" officeooo:rsid="00667e51" officeooo:paragraph-rsid="0068dcbe" style:font-size-asian="12pt" style:font-weight-asian="bold" style:font-size-complex="12pt" style:font-weight-complex="bold"/>
    </style:style>
    <style:style style:name="P35" style:family="paragraph" style:parent-style-name="Standard">
      <style:text-properties style:text-line-through-style="none" style:text-line-through-type="none" style:font-name="DejaVu Sans Condensed" fo:font-size="12pt" fo:font-weight="bold" officeooo:rsid="00612d0a" officeooo:paragraph-rsid="00612d0a" style:font-size-asian="12pt" style:font-weight-asian="bold" style:font-size-complex="12pt" style:font-weight-complex="bold"/>
    </style:style>
    <style:style style:name="P36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19eb27" style:font-size-asian="12pt" style:font-size-complex="12pt"/>
    </style:style>
    <style:style style:name="P38" style:family="paragraph" style:parent-style-name="Standard" style:list-style-name="L10">
      <style:text-properties style:text-line-through-style="solid" style:text-line-through-type="single" style:font-name="DejaVu Sans Condensed" fo:font-size="12pt" fo:font-weight="normal" officeooo:rsid="00644126" officeooo:paragraph-rsid="00644126" style:font-size-asian="12pt" style:font-weight-asian="normal" style:font-size-complex="12pt" style:font-weight-complex="normal"/>
    </style:style>
    <style:style style:name="P39" style:family="paragraph" style:parent-style-name="Standard" style:list-style-name="L12">
      <style:text-properties officeooo:paragraph-rsid="0066ac2a"/>
    </style:style>
    <style:style style:name="P40" style:family="paragraph" style:parent-style-name="Standard" style:list-style-name="L13">
      <style:text-properties officeooo:paragraph-rsid="0066ac2a"/>
    </style:style>
    <style:style style:name="P41" style:family="paragraph" style:parent-style-name="Standard" style:list-style-name="L14">
      <style:text-properties officeooo:paragraph-rsid="0068dcbe"/>
    </style:style>
    <style:style style:name="P42" style:family="paragraph" style:parent-style-name="Standard">
      <style:text-properties officeooo:paragraph-rsid="0061f67a"/>
    </style:style>
    <style:style style:name="P43" style:family="paragraph" style:parent-style-name="Standard" style:list-style-name="L22">
      <style:text-properties officeooo:paragraph-rsid="0068dcbe"/>
    </style:style>
    <style:style style:name="P44" style:family="paragraph" style:parent-style-name="Standard" style:list-style-name="L24">
      <style:text-properties officeooo:paragraph-rsid="0068dc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4d9d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19eb27" style:font-weight-asian="bold" style:font-weight-complex="bold"/>
    </style:style>
    <style:style style:name="T5" style:family="text">
      <style:text-properties fo:font-weight="bold" officeooo:rsid="005a1ed0" style:font-weight-asian="bold" style:font-weight-complex="bold"/>
    </style:style>
    <style:style style:name="T6" style:family="text">
      <style:text-properties fo:font-weight="bold" officeooo:rsid="00604919" style:font-weight-asian="bold" style:font-weight-complex="bold"/>
    </style:style>
    <style:style style:name="T7" style:family="text">
      <style:text-properties fo:font-weight="bold" officeooo:rsid="00612d0a" style:font-weight-asian="bold" style:font-weight-complex="bold"/>
    </style:style>
    <style:style style:name="T8" style:family="text">
      <style:text-properties fo:font-weight="bold" officeooo:rsid="0058fcc3" style:font-weight-asian="bold" style:font-weight-complex="bold"/>
    </style:style>
    <style:style style:name="T9" style:family="text">
      <style:text-properties fo:font-weight="bold" officeooo:rsid="00667e51" style:font-weight-asian="bold" style:font-weight-complex="bold"/>
    </style:style>
    <style:style style:name="T10" style:family="text">
      <style:text-properties fo:font-weight="bold" officeooo:rsid="0066ac2a" style:font-weight-asian="bold" style:font-weight-complex="bold"/>
    </style:style>
    <style:style style:name="T11" style:family="text">
      <style:text-properties fo:font-weight="bold" officeooo:rsid="0068dcbe" style:font-weight-asian="bold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347a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1f67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36c3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4f19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64412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8dcb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66ac2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644126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64f194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66ac2a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68dcbe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6947ef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6aae37" style:font-size-asian="12pt" style:font-weight-asian="normal" style:font-size-complex="12pt" style:font-weight-complex="normal"/>
    </style:style>
    <style:style style:name="T25" style:family="text">
      <style:text-properties officeooo:rsid="0064f194"/>
    </style:style>
    <style:style style:name="T26" style:family="text">
      <style:text-properties officeooo:rsid="00667e51"/>
    </style:style>
    <style:style style:name="T27" style:family="text">
      <style:text-properties officeooo:rsid="0066ac2a"/>
    </style:style>
    <style:style style:name="T28" style:family="text">
      <style:text-properties officeooo:rsid="0068dcbe"/>
    </style:style>
    <style:style style:name="T29" style:family="text">
      <style:text-properties officeooo:rsid="006947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5">5</text:span><text:span text:style-name="T6">0</text:span><text:span text:style-name="T5">3</text:span><text:span text:style-name="T2"> - </text:span><text:span text:style-name="T3">A/G </text:span><text:span text:style-name="T4">- </text:span><text:span text:style-name="T7">AGM-114 Hellfire</text:span></text:p>
      <text:p text:style-name="P36"/>
      <text:p text:style-name="P19"><text:span text:style-name="T8">A</text:span><text:span text:style-name="T1">utonomous (self) lasing</text:span><text:span text:style-name="T11">, AGM-114K Hellfire II semi-active laser </text:span><text:span text:style-name="T9">-- WIP</text:span></text:p>
      <text:list xml:id="list952635550" text:style-name="L7">
        <text:list-item>
          <text:p text:style-name="P23"><text:span text:style-name="T1">LOBL</text:span> and <text:span text:style-name="T1">LOAL</text:span> -- The only difference is whether the missile sees the laser designation at the time of launch. <text:s/>If it does, then it's LOBL, if not, then it's LOAL. <text:s/>LOAL has tighter launch constraints.</text:p>
        </text:list-item>
      </text:list>
      <text:list xml:id="list3619528148" text:style-name="L14">
        <text:list-item>
          <text:p text:style-name="P10">Set up options on <text:span text:style-name="T1">WPN</text:span> page (<text:span text:style-name="T10">WPN</text:span><text:span text:style-name="T1"> OSB</text:span>):</text:p>
          <text:list>
            <text:list-item>
              <text:p text:style-name="P10"><text:span text:style-name="T1">CHAN </text:span><text:span text:style-name="T11">sub-page</text:span><text:span text:style-name="T28"> </text:span>(<text:span text:style-name="T1">T1 OSB</text:span>) <text:span text:style-name="T28">sets </text:span>the laser channel the missiles will follow</text:p>
              <text:list>
                <text:list-item>
                  <text:p text:style-name="P10">Select <text:span text:style-name="T1">CHANNEL</text:span> number at top (<text:span text:style-name="T1">B2-B4 OSBs</text:span>)</text:p>
                </text:list-item>
                <text:list-item>
                  <text:p text:style-name="P41"><text:span text:style-name="T19">Then select </text:span><text:span text:style-name="T16">code A-</text:span><text:span text:style-name="T15">R</text:span><text:span text:style-name="T19"> to be set to that channel with appropriate OSB.</text:span></text:p>
                </text:list-item>
              </text:list>
            </text:list-item>
            <text:list-item>
              <text:p text:style-name="P41"><text:span text:style-name="T16">C</text:span><text:span text:style-name="T17">ODE sub-page</text:span><text:span text:style-name="T22"> (</text:span><text:span text:style-name="T17">T4 OSB</text:span><text:span text:style-name="T22">):</text:span></text:p>
            </text:list-item>
          </text:list>
        </text:list-item>
      </text:list>
      <text:list xml:id="list3952124872" text:style-name="L24">
        <text:list-item>
          <text:list>
            <text:list-item>
              <text:list>
                <text:list-item>
                  <text:p text:style-name="P44"><text:span text:style-name="T22">Sets code for laser designator</text:span><text:span text:style-name="T24">, toggle which to set with T2 OSB.</text:span></text:p>
                </text:list-item>
              </text:list>
            </text:list-item>
          </text:list>
        </text:list-item>
      </text:list>
      <text:list xml:id="list233460233279864" text:continue-list="list3619528148" text:style-name="L14">
        <text:list-item>
          <text:list>
            <text:list-item>
              <text:p text:style-name="P10"><text:span text:style-name="T1">TYPE</text:span> (<text:span text:style-name="T1">R1 OSB</text:span>)<text:span text:style-name="T28"> ... </text:span><text:span text:style-name="T1">SAL</text:span></text:p>
            </text:list-item>
            <text:list-item>
              <text:p text:style-name="P41"><text:span text:style-name="T16">MODE</text:span><text:span text:style-name="T19"> (</text:span><text:span text:style-name="T16">R2 OSB</text:span><text:span text:style-name="T19">)</text:span><text:span text:style-name="T22"> ... </text:span><text:span text:style-name="T17">NORM</text:span><text:span text:style-name="T22"> for n</text:span><text:span text:style-name="T19">ormal missile sequencing</text:span></text:p>
            </text:list-item>
          </text:list>
        </text:list-item>
      </text:list>
      <text:list xml:id="list2742905834" text:style-name="L22">
        <text:list-item>
          <text:list>
            <text:list-item>
              <text:list>
                <text:list-item>
                  <text:p text:style-name="P43"><text:span text:style-name="T19">RIPL </text:span><text:span text:style-name="T22">is for </text:span><text:span text:style-name="T19">Ripple </text:span><text:span text:style-name="T22">Fire</text:span><text:span text:style-name="T20"> (not implemented</text:span><text:span text:style-name="T22"> yet</text:span><text:span text:style-name="T20">)</text:span></text:p>
                </text:list-item>
              </text:list>
            </text:list-item>
          </text:list>
        </text:list-item>
      </text:list>
      <text:list xml:id="list233459766356006" text:continue-list="list233460233279864" text:style-name="L14">
        <text:list-item>
          <text:list>
            <text:list-item>
              <text:p text:style-name="P10"><text:span text:style-name="T1">TRAJ</text:span> (<text:span text:style-name="T1">R3 OSB</text:span>):</text:p>
            </text:list-item>
          </text:list>
        </text:list-item>
      </text:list>
      <text:list xml:id="list1883530815" text:style-name="L17">
        <text:list-item>
          <text:list>
            <text:list-item>
              <text:list>
                <text:list-item>
                  <text:p text:style-name="P11"><text:span text:style-name="T1">HI</text:span><text:span text:style-name="T26"> -- Steep climb immediately after launch to clear close obstacles</text:span></text:p>
                </text:list-item>
                <text:list-item>
                  <text:p text:style-name="P11"><text:span text:style-name="T1">LO</text:span><text:span text:style-name="T26"> -- Shallow climb</text:span></text:p>
                </text:list-item>
                <text:list-item>
                  <text:p text:style-name="P11"><text:span text:style-name="T1">DIR</text:span><text:span text:style-name="T26"> -- Direct trajectory</text:span></text:p>
                </text:list-item>
              </text:list>
            </text:list-item>
          </text:list>
        </text:list-item>
      </text:list>
      <text:list xml:id="list3855908090" text:style-name="L18">
        <text:list-item>
          <text:list>
            <text:list-item>
              <text:list>
                <text:list-header>
                  <text:p text:style-name="P17"><text:span text:style-name="T1">Any trajectory</text:span> can be used for either <text:span text:style-name="T1">LOBL</text:span> or <text:span text:style-name="T1">LOAL</text:span>, but DIR is mostly used for LOBL, and LO and HI are mostly used for LOAL.</text:p>
                </text:list-header>
              </text:list>
            </text:list-item>
          </text:list>
        </text:list-item>
      </text:list>
      <text:list xml:id="list233460267933064" text:continue-list="list233459766356006" text:style-name="L14">
        <text:list-item>
          <text:list>
            <text:list-item>
              <text:p text:style-name="P10"><text:span text:style-name="T1">LRFD</text:span> (<text:span text:style-name="T1">R5 OSB</text:span>)</text:p>
            </text:list-item>
          </text:list>
        </text:list-item>
      </text:list>
      <text:list xml:id="list4071504168" text:style-name="L23">
        <text:list-item>
          <text:list>
            <text:list-item>
              <text:list>
                <text:list-item>
                  <text:p text:style-name="P12"><text:span text:style-name="T1">FIRST</text:span> ... Selects first laser rangefinder reflection for ranging.</text:p>
                </text:list-item>
                <text:list-item>
                  <text:p text:style-name="P12"><text:span text:style-name="T1">LAST</text:span> ... Selects last laser rangefinder reflection for ranging.</text:p>
                </text:list-item>
              </text:list>
            </text:list-item>
          </text:list>
        </text:list-item>
      </text:list>
      <text:list xml:id="list233459814699124" text:continue-list="list233460267933064" text:style-name="L14">
        <text:list-item>
          <text:list>
            <text:list-item>
              <text:p text:style-name="P41"><text:span text:style-name="T16">PRI</text:span><text:span text:style-name="T19"> (</text:span><text:span text:style-name="T16">R1 OSB</text:span><text:span text:style-name="T19">)</text:span><text:span text:style-name="T22"> ... As desired, this is the main missile laser code</text:span></text:p>
            </text:list-item>
            <text:list-item>
              <text:p text:style-name="P41"><text:span text:style-name="T16">ALT</text:span><text:span text:style-name="T19"> (</text:span><text:span text:style-name="T16">R2 OSB</text:span><text:span text:style-name="T19">)</text:span><text:span text:style-name="T22"> ... Not needed, only used for </text:span><text:span text:style-name="T21">Ripple Fire</text:span><text:span text:style-name="T22"> (</text:span><text:span text:style-name="T21">not implemented)</text:span></text:p>
            </text:list-item>
            <text:list-item>
              <text:p text:style-name="P41"><text:span text:style-name="T18">SAL SEL</text:span><text:span text:style-name="T22"> ... </text:span><text:span text:style-name="T18">SAL 2</text:span><text:span text:style-name="T21"> for </text:span><text:span text:style-name="T19">AGM-114K</text:span><text:span text:style-name="T21"> and later</text:span><text:span text:style-name="T23"> (SAL 1 and AUTO are for AGM-114F and earlier)</text:span></text:p>
            </text:list-item>
          </text:list>
        </text:list-item>
        <text:list-item>
          <text:p text:style-name="P31">LOBL:</text:p>
          <text:list>
            <text:list-item>
              <text:p text:style-name="P18"><text:span text:style-name="T1">Designate target</text:span> with TADS and <text:span text:style-name="T1">begin lasing</text:span> (diagonal lines appear in the crosshairs).</text:p>
            </text:list-item>
            <text:list-item>
              <text:p text:style-name="P18">When you're pointed within the missile constraints box and the missile is tracking the laser, the constraints box will become <text:span text:style-name="T1">large</text:span><text:span text:style-name="T9"> and solid</text:span><text:span text:style-name="T26">.</text:span></text:p>
            </text:list-item>
            <text:list-item>
              <text:p text:style-name="P26">Press <text:span text:style-name="T1">Red Button</text:span> to fire??</text:p>
            </text:list-item>
          </text:list>
        </text:list-item>
        <text:list-item>
          <text:p text:style-name="P34">LOAL:</text:p>
          <text:list>
            <text:list-item>
              <text:p text:style-name="P26"><text:span text:style-name="T1">Designate target</text:span> with TADS, or on <text:span text:style-name="T1">TSD</text:span><text:span text:style-name="T10"> page</text:span> with <text:span text:style-name="T1">COORD OSB</text:span> or <text:span text:style-name="T1">cursor</text:span>.</text:p>
            </text:list-item>
            <text:list-item>
              <text:p text:style-name="P18">When you're pointed within the missile constraints box and the missile is tracking the laser, the constraints box will become <text:span text:style-name="T1">large</text:span><text:span text:style-name="T9"> and solid</text:span><text:span text:style-name="T26">.</text:span></text:p>
            </text:list-item>
            <text:list-item>
              <text:p text:style-name="P26">Press <text:span text:style-name="T1">Red Button</text:span> to fire??</text:p>
            </text:list-item>
            <text:list-item>
              <text:p text:style-name="P26">When remaining <text:span text:style-name="T1">TOF</text:span> (Time of Flight) is around <text:span text:style-name="T1">12 seconds</text:span>, <text:span text:style-name="T1">begin lasing</text:span> the target.</text:p>
            </text:list-item>
          </text:list>
        </text:list-item>
        <text:list-item>
          <text:p text:style-name="P34">Rapid fire:</text:p>
          <text:list>
            <text:list-item>
              <text:p text:style-name="P26">Launch missiles about <text:span text:style-name="T1">8 seconds apart</text:span>. <text:s/>HAD will show <text:span text:style-name="T1">FIRE MSLS</text:span> briefly at 8 seconds after launch as a cue.</text:p>
            </text:list-item>
            <text:list-item>
              <text:p text:style-name="P26">When 1st missile has <text:span text:style-name="T1">12 seconds</text:span> remaining TOF, HAD will show <text:span text:style-name="T1">LASE 1 TGT</text:span>. <text:s/><text:span text:style-name="T1">Begin lasing</text:span>.</text:p>
            </text:list-item>
            <text:list-item>
              <text:p text:style-name="P26">As each missile impacts, HAD will show <text:span text:style-name="T1">LASE 2 TGT</text:span>, <text:span text:style-name="T1">LASE 3 TGT</text:span>, etc.</text:p>
            </text:list-item>
          </text:list>
        </text:list-item>
      </text:list>
      <text:p text:style-name="P29"/>
      <text:p text:style-name="P32">Remote lasing<text:span text:style-name="T26"> -- WIP</text:span></text:p>
      <text:list xml:id="list6525129" text:style-name="L3">
        <text:list-item>
          <text:p text:style-name="P24">Same as Autonomous lasing above, but set the missile code to the buddy lase frequency.</text:p>
        </text:list-item>
      </text:list>
      <text:p text:style-name="P28"/>
      <text:p text:style-name="P35">Ripple firing with FCR<text:span text:style-name="T25"> (not implemented yet)</text:span></text:p>
      <text:list xml:id="list2062831130" text:style-name="L5">
        <text:list-item>
          <text:p text:style-name="P3">TODO</text:p>
        </text:list-item>
      </text:list>
      <text:p text:style-name="P4"/>
      <text:p text:style-name="P42"><text:span text:style-name="T12">P</text:span><text:span text:style-name="T13">riority </text:span><text:span text:style-name="T12">F</text:span><text:span text:style-name="T13">ire </text:span><text:span text:style-name="T12">Z</text:span><text:span text:style-name="T13">one</text:span><text:span text:style-name="T12"> (PFZ)</text:span><text:span text:style-name="T14"> and wingman engagement</text:span><text:span text:style-name="T15"> (not implemented yet?)</text:span></text:p>
      <text:list xml:id="list3319560390" text:style-name="L6">
        <text:list-item>
          <text:p text:style-name="P20">TODO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3T23:34:58.747000000</dc:date>
    <meta:editing-duration>P1DT12H42M34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468" meta:character-count="2478" meta:non-whitespace-character-count="2085"/>
  </office:meta>
</office:document-meta>
</file>